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b617" officeooo:paragraph-rsid="001fb617"/>
    </style:style>
    <style:style style:name="P2" style:family="paragraph" style:parent-style-name="Standard">
      <style:text-properties officeooo:rsid="00214e64" officeooo:paragraph-rsid="00214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text:line-break/><text:line-break/>$nom = "Test ";<text:line-break/><text:line-break/>$somme = 3 + 4;<text:line-break/><text:line-break/>$hello = "Hello ";<text:line-break/><text:line-break/>if ($somme &gt; 10) {<text:line-break/><text:line-break/> <text:s/>echo "Somme &gt; 10\n";<text:line-break/><text:line-break/>} else {<text:line-break/><text:line-break/> <text:s/>echo "Somme &lt; 10\n";<text:line-break/><text:line-break/>}<text:line-break/><text:line-break/>echo $somme &gt; 10 ? "Somme &gt; 10" : "Somme &lt; 10 \n";<text:line-break/><text:line-break/>$villes = [ 'Lyon', 'Paris', 'Marseille' ];<text:line-break/><text:line-break/>for ($i=0; $i &lt; 3 ; $i++) {<text:line-break/><text:line-break/> <text:s/>echo $villes[ $i ]."\n";<text:line-break/><text:line-break/>}<text:line-break/><text:line-break/>$pays = array();<text:line-break/><text:line-break/>array_push($pays,"France"."\n");<text:line-break/><text:line-break/>$pays[]= "Italie"."\n";<text:line-break/><text:line-break/>for ($i=0; $i &lt; count($pays); $i++) {<text:line-break/><text:line-break/> <text:s/>echo $pays[ $i ];<text:line-break/><text:line-break/>}<text:line-break/><text:line-break/>$contact = [<text:line-break/><text:line-break/> <text:s/>[<text:line-break/><text:line-break/> <text:s text:c="3"/>"nom" =&gt; "Dupont",<text:line-break/><text:line-break/> <text:s text:c="3"/>"prenom" =&gt; "bob",<text:line-break/><text:line-break/> <text:s text:c="3"/>"mail" =&gt; "b.dupont@gmail.com",<text:line-break/><text:line-break/> <text:s/>],<text:line-break/><text:line-break/><text:soft-page-break/> <text:s/>[<text:line-break/><text:line-break/> <text:s text:c="3"/>"nom" =&gt; "Petit",<text:line-break/><text:line-break/> <text:s text:c="3"/>"prenom" =&gt; "Jean",<text:line-break/><text:line-break/> <text:s text:c="3"/>"mail" =&gt; "p.jean@gmail.com",<text:line-break/><text:line-break/> <text:s/>]<text:line-break/><text:line-break/>];<text:line-break/><text:line-break/>echo $contact[0]['nom']."\n";<text:line-break/><text:line-break/>function hello($nom){<text:line-break/><text:line-break/> <text:s text:c="3"/>echo 'Hello'."\n".$nom."\n";<text:line-break/><text:line-break/>}<text:line-break/><text:line-break/>hello("robert");<text:line-break/><text:line-break/>function addition($valeur1,$valeur2){<text:line-break/><text:line-break/> <text:s/>return $valeur1 + $valeur2."\n";<text:line-break/><text:line-break/>};<text:line-break/><text:line-break/>echo "resultat"."\n".addition(5, 7);<text:line-break/><text:line-break/>function moyenne($notes){<text:line-break/><text:line-break/><text:line-break/> <text:line-break/>}<text:line-break/><text:line-break/>$tableaNum = [5, 7, 6, 12, 7];<text:line-break/><text:line-break/>echo "moyenne : ".array_sum($tableaNum)/count($tableaNum);<text:line-break/><text:line-break/>$tableaNum = [12, 7, 17, 11];<text:line-break/><text:line-break/>echo "moyenne : ".array_sum($tableaNum)/count($tableaNum);<text:line-break/><text:line-break/> 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3S</meta:editing-duration>
    <meta:editing-cycles>4</meta:editing-cycles>
    <meta:generator>LibreOffice/5.0.0.5$Windows_x86 LibreOffice_project/1b1a90865e348b492231e1c451437d7a15bb262b</meta:generator>
    <dc:date>2016-10-12T22:07:36.336000000</dc:date>
    <meta:document-statistic meta:table-count="0" meta:image-count="0" meta:object-count="0" meta:page-count="2" meta:paragraph-count="1" meta:word-count="151" meta:character-count="1091" meta:non-whitespace-character-count="844"/>
    <meta:user-defined meta:name="Info 1"/>
    <meta:user-defined meta:name="Info 2"/>
    <meta:user-defined meta:name="Info 3"/>
    <meta:user-defined meta:name="Info 4"/>
  </office:meta>
</office:document-meta>
</file>